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9mm"/>
    </style:style>
    <style:style style:name="co2" style:family="table-column">
      <style:table-column-properties fo:break-before="auto" style:column-width="45.21mm"/>
    </style:style>
    <style:style style:name="co3" style:family="table-column">
      <style:table-column-properties fo:break-before="auto" style:column-width="170.36mm"/>
    </style:style>
    <style:style style:name="co4" style:family="table-column">
      <style:table-column-properties fo:break-before="auto" style:column-width="175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lsh-vs-ssdee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LSH SCORE</text:p>
          </table:table-cell>
          <table:table-cell office:value-type="string" calcext:value-type="string">
            <text:p>SSDEEP SCOR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4/Press Releases/dhb changes draft.doc</text:p>
          </table:table-cell>
          <table:table-cell office:value-type="string" calcext:value-type="string">
            <text:p>E4/Press Releases/taiwan national day.do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4/Press Releases/zero tertiary fees.doc</text:p>
          </table:table-cell>
          <table:table-cell office:value-type="string" calcext:value-type="string">
            <text:p>E4/Press Releases/dhb changes.do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4/Press Releases/election date.doc</text:p>
          </table:table-cell>
          <table:table-cell office:value-type="string" calcext:value-type="string">
            <text:p>E4/Press Releases/stalactites.do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4/Press Releases/key reaction.doc</text:p>
          </table:table-cell>
          <table:table-cell office:value-type="string" calcext:value-type="string">
            <text:p>E4/Press Releases/mccarthyism.do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4/Press Releases/kiwisaver amendment.doc</text:p>
          </table:table-cell>
          <table:table-cell office:value-type="string" calcext:value-type="string">
            <text:p>E4/Press Releases/belgrave.do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2/Press releases &amp; Advisories/2008/081308 - Study shows, auckland packed with entrepreneurs.doc</text:p>
          </table:table-cell>
          <table:table-cell office:value-type="string" calcext:value-type="string">
            <text:p>E2/Press releases &amp; Advisories/2008/080507 - new prison welcomed.do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2/Press releases &amp; Advisories/2006/Arts PR 2006/Backup of NZ Music Month quiz questions 2006.wbk</text:p>
          </table:table-cell>
          <table:table-cell office:value-type="string" calcext:value-type="string">
            <text:p>E2/Press releases &amp; Advisories/2006/Arts PR 2006/NZ Music Month quiz answers 2006.do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1/Speeches/SD &amp; E/Waitangi day Atawhai opening.doc</text:p>
          </table:table-cell>
          <table:table-cell office:value-type="string" calcext:value-type="string">
            <text:p>E1/Speeches/Culture and Hert/Suter Art Gallery .doc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1/Speeches/Conservation/Backup of Ruataniwha speech 2.wbk</text:p>
          </table:table-cell>
          <table:table-cell office:value-type="string" calcext:value-type="string">
            <text:p>E1/Speeches/Culture and Hert/Speech notes - Fishermen's Daughters 2008.doc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1/Speeches/Culture and Hert/Arts Pasifika Awards 2007 .doc</text:p>
          </table:table-cell>
          <table:table-cell office:value-type="string" calcext:value-type="string">
            <text:p>E1/Speeches/Culture and Hert/Speech notes - Fishermen's Daughters 2008.do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3/Speeches/ACC - pre 2008/speeches 2005/aircare 24nov2005.doc</text:p>
          </table:table-cell>
          <table:table-cell office:value-type="string" calcext:value-type="string">
            <text:p>E3/Speeches/Labour - pre 2008/Labour speeches 2005/aircare 23nov2005.do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3/Speeches/Admin/archive/2005 Dept Speech Notes/Grey Power Manawatu 15 July.doc</text:p>
          </table:table-cell>
          <table:table-cell office:value-type="string" calcext:value-type="string">
            <text:p>E3/Speeches/Admin/archive/2005 Dept Speech Notes/OSC brief copingwithoutcar 7Jul05.do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3/Speeches/ACC - pre 2008/speeches 2006/ACCSafetyAwards15Aug.doc</text:p>
          </table:table-cell>
          <table:table-cell office:value-type="string" calcext:value-type="string">
            <text:p>E3/Speeches/ACC - pre 2008/speeches 2006/NZSafetyAwards15Aug.do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4/archive/supreme court.doc</text:p>
          </table:table-cell>
          <table:table-cell office:value-type="string" calcext:value-type="string">
            <text:p>E4/archive/air nz future.doc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E2/Press releases &amp; Advisories/2002/Arts PR 2002/Tui NZ music awards 10May02.doc</text:p>
          </table:table-cell>
          <table:table-cell office:value-type="string" calcext:value-type="string">
            <text:p>E2/Press releases &amp; Advisories/2002/Bike regs.doc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2/Press releases &amp; Advisories/2002/Arts PR 2002/Tui NZ music awards 10May02.doc</text:p>
          </table:table-cell>
          <table:table-cell office:value-type="string" calcext:value-type="string">
            <text:p>E2/Press releases &amp; Advisories/2002/Helen Clark Arts PR 2001/te papa 05.doc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2/Press releases &amp; Advisories/2002/Arts PR 2002/New NZSO CEO 8May02.doc</text:p>
          </table:table-cell>
          <table:table-cell office:value-type="string" calcext:value-type="string">
            <text:p>E2/Press releases &amp; Advisories/2003/Arts PR 2003/NZ music a hit in New Yorkl.doc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2/Press releases &amp; Advisories/2004/Commerce 2004/Geographical Indications 04.DOC</text:p>
          </table:table-cell>
          <table:table-cell office:value-type="string" calcext:value-type="string">
            <text:p>E2/Press releases &amp; Advisories/2003/Auckland Transport 2003/Auckland roading projects start 21Nov03.doc</text:p>
          </table:table-cell>
        </table:table-row>
        <table:table-row table:style-name="ro1">
          <table:table-cell table:style-name="ce2" office:value-type="string" calcext:value-type="string">
            <text:p>1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2/Speeches/2002/Arts 2002/Otago Heritage Seminar 10Oct02.doc</text:p>
          </table:table-cell>
          <table:table-cell office:value-type="string" calcext:value-type="string">
            <text:p>E2/Press releases &amp; Advisories/2004/Arts PR 2004/Sarjeant gallery.doc</text:p>
          </table:table-cell>
        </table:table-row>
        <table:table-row table:style-name="ro1">
          <table:table-cell table:style-name="ce2" office:value-type="string" calcext:value-type="string">
            <text:p>2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2/Speeches/2002/Arts 2002/Otago Heritage Seminar 10Oct02.doc</text:p>
          </table:table-cell>
          <table:table-cell office:value-type="string" calcext:value-type="string">
            <text:p>E2/Press releases &amp; Advisories/2004/Arts PR 2004/Sargent gallery.doc</text:p>
          </table:table-cell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12:39:26.794000000</dc:date>
    <meta:editing-duration>PT1H39M18S</meta:editing-duration>
    <meta:editing-cycles>1</meta:editing-cycles>
    <meta:document-statistic meta:table-count="1" meta:cell-count="84" meta:object-count="0"/>
    <meta:generator>LibreOffice/5.0.0.5$Windows_x86 LibreOffice_project/1b1a90865e348b492231e1c451437d7a15bb262b</meta:generator>
  </office:meta>
</office:document-meta>
</file>